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color="#c9211e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000000"/>
    </style:style>
    <style:style style:name="ce5" style:family="table-cell" style:parent-style-name="Default">
      <style:table-cell-properties fo:background-color="#ffbf00" style:text-align-source="fix" style:repeat-content="false" fo:border="0.06pt solid #000000"/>
      <style:paragraph-properties fo:text-align="end" fo:margin-left="0pt"/>
      <style:text-properties fo:color="#000000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color="#000000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end" fo:margin-left="0pt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4" table:default-cell-style-name="ce4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2" table:number-rows-spanned="2">
            <text:p>Foglalási igény: BEST FIT</text:p>
          </table:table-cell>
          <table:covered-table-cell/>
          <table:table-cell table:style-name="ce2" office:value-type="string" calcext:value-type="string" table:number-columns-spanned="6" table:number-rows-spanned="1">
            <text:p>Szabad területek: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2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style-name="ce7" office:value-type="string" calcext:value-type="string">
            <text:p>39,<text:span text:style-name="T1"> 6</text:span>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7" office:value-type="string" calcext:value-type="string">
            <text:p>40, <text:span text:style-name="T1">35</text:span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style-name="ce13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40, 33, <text:span text:style-name="T1">2</text:span></text:p>
          </table:table-cell>
          <table:table-cell table:style-name="ce4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, <text:span text:style-name="T1">5</text:span>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1, <text:span text:style-name="T1">9</text:span>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2:56:05.6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1-04-28T12:58:56.329000000</dc:date>
    <meta:editing-duration>PT18M59S</meta:editing-duration>
    <meta:editing-cycles>5</meta:editing-cycles>
    <meta:document-statistic meta:table-count="1" meta:cell-count="43" meta:object-count="0"/>
  </office:meta>
</office:document-meta>
</file>